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67fd" officeooo:paragraph-rsid="001a67fd"/>
    </style:style>
    <style:style style:name="P2" style:family="paragraph" style:parent-style-name="Standard">
      <style:text-properties style:font-name="Arial" officeooo:rsid="001a67fd" officeooo:paragraph-rsid="001b504b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style:font-name="Arial" officeooo:rsid="001a67fd" officeooo:paragraph-rsid="001b504b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Arial" officeooo:rsid="001a67fd" officeooo:paragraph-rsid="001a67fd"/>
    </style:style>
    <style:style style:name="T1" style:family="text">
      <style:text-properties officeooo:rsid="001b50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5, JavaScript, and jQuery Book</text:h>
      <text:h text:style-name="Heading_20_2" text:outline-level="2">Index of HTML files</text:h>
      <text:h text:style-name="Heading_20_3" text:outline-level="3">CRM</text:h>
      <text:p text:style-name="P3"><text:a xlink:type="simple" xlink:href="file:///C:/Store/Programming/HTML5,%20JavaScript,%20and%20jQuery%20Book/CRM/contacts.html" text:style-name="Internet_20_link" text:visited-style-name="Visited_20_Internet_20_Link">contacts.html</text:a></text:p>
      <text:p text:style-name="P2"/>
      <text:h text:style-name="Heading_20_3" text:outline-level="3">Lesson01, IntroToHTML</text:h>
      <text:p text:style-name="P3"><text:a xlink:type="simple" xlink:href="file:///C:/Store/Programming/HTML5,%20JavaScript,%20and%20jQuery%20Book/Lesson01_IntroToHTML/hello.html" text:style-name="Internet_20_link" text:visited-style-name="Visited_20_Internet_20_Link">hello.html</text:a></text:p>
      <text:p text:style-name="P4"><text:a xlink:type="simple" xlink:href="file:///C:/Store/Programming/HTML5,%20JavaScript,%20and%20jQuery%20Book/Lesson01_IntroToHTML/template.html" text:style-name="Internet_20_link" text:visited-style-name="Visited_20_Internet_20_Link"><text:span text:style-name="T1">t</text:span></text:a><text:a xlink:type="simple" xlink:href="file:///C:/Store/Programming/HTML5,%20JavaScript,%20and%20jQuery%20Book/Lesson01_IntroToHTML/template.html" text:style-name="Internet_20_link" text:visited-style-name="Visited_20_Internet_20_Link">emplate.html</text:a></text:p>
      <text:p text:style-name="P4"><text:a xlink:type="simple" xlink:href="file:///C:/Store/Programming/HTML5,%20JavaScript,%20and%20jQuery%20Book/Lesson01_IntroToHTML/tryit.html" text:style-name="Internet_20_link" text:visited-style-name="Visited_20_Internet_20_Link">tryit.html</text:a></text:p>
      <text:p text:style-name="P1"/>
      <text:h text:style-name="Heading_20_3" text:outline-level="3">Lesson02, BasicHTML</text:h>
      <text:p text:style-name="P3"><text:a xlink:type="simple" xlink:href="file:///C:/Store/Programming/HTML5,%20JavaScript,%20and%20jQuery%20Book/Lesson02_BasicHTML/page2.html" text:style-name="Internet_20_link" text:visited-style-name="Visited_20_Internet_20_Link">page2.html</text:a></text:p>
      <text:p text:style-name="P4"><text:a xlink:type="simple" xlink:href="file:///C:/Store/Programming/HTML5,%20JavaScript,%20and%20jQuery%20Book/Lesson02_BasicHTML/template.html" text:style-name="Internet_20_link" text:visited-style-name="Visited_20_Internet_20_Link">template.html</text:a></text:p>
      <text:p text:style-name="P1"/>
      <text:p text:style-name="P1">Lesson03_Lists+Tables\Tags_for_Lists+Tables - DescList.html</text:p>
      <text:p text:style-name="P1">Lesson03_Lists+Tables\Tags_for_Lists+Tables - Table.html</text:p>
      <text:p text:style-name="P1">Lesson03_Lists+Tables\Tags_for_Lists+Tables.html</text:p>
      <text:p text:style-name="P1"/>
      <text:p text:style-name="P1">Lesson04_IntroToCSS\CRM\contacts.html</text:p>
      <text:p text:style-name="P1">Lesson04_IntroToCSS\example_with_CSS.html</text:p>
      <text:p text:style-name="P1">Lesson04_IntroToCSS\example_with_Style.html</text:p>
      <text:p text:style-name="P1"/>
      <text:p text:style-name="P1">Lesson05_StructureWithCSS\CRM\contacts.html</text:p>
      <text:p text:style-name="P1">Lesson05_StructureWithCSS\positioning - absolute.html</text:p>
      <text:p text:style-name="P1">Lesson05_StructureWithCSS\positioning - relative.html</text:p>
      <text:p text:style-name="P1">Lesson05_StructureWithCSS\positioning - static.html</text:p>
      <text:p text:style-name="P1">Lesson05_StructureWithCSS\Show_Box_Model.html</text:p>
      <text:p text:style-name="P1">Lesson05_StructureWithCSS\structure.html</text:p>
      <text:p text:style-name="P1"/>
      <text:p text:style-name="P1">Lesson06_Forms\CRM\contacts.html</text:p>
      <text:p text:style-name="P1">Lesson06_Forms\simpleform.html</text:p>
      <text:p text:style-name="P1">Lesson06_Forms\tryit with DIV.html</text:p>
      <text:p text:style-name="P1">Lesson06_Forms\tryit.html</text:p>
      <text:p text:style-name="P1"/>
      <text:p text:style-name="P1">Lesson07_SemanticTags\CRM\contacts.html</text:p>
      <text:p text:style-name="P1">Lesson07_SemanticTags\semantic.html</text:p>
      <text:p text:style-name="P1"/>
      <text:p text:style-name="P1">Lesson08_Validation\CRM\contacts with JS.html</text:p>
      <text:p text:style-name="P1">Lesson08_Validation\CRM\contacts.html</text:p>
      <text:p text:style-name="P1">Lesson08_Validation\tryit.html</text:p>
      <text:p text:style-name="P1"/>
      <text:p text:style-name="P1">Lesson09_Drag+Drop\boxes.html</text:p>
      <text:p text:style-name="P1">Lesson09_Drag+Drop\simpledraganddrop.html</text:p>
      <text:p text:style-name="P1"/>
      <text:p text:style-name="P1">Lesson10_DynamicElements\Input_Range_tag.html</text:p>
      <text:p text:style-name="P1">Lesson10_DynamicElements\Meter_tag.html</text:p>
      <text:p text:style-name="P1">Lesson10_DynamicElements\Polyfills - Modernizr.html</text:p>
      <text:p text:style-name="P1">Lesson10_DynamicElements\Progress_updating.html</text:p>
      <text:p text:style-name="P1">Lesson10_DynamicElements\Summary+Details_tags.html</text:p>
      <text:p text:style-name="P1">Lesson10_DynamicElements\tryit.html</text:p>
      <text:p text:style-name="P1"><text:soft-page-break/></text:p>
      <text:p text:style-name="P1">Lesson11_JavaScript\CRM\contacts with JS.html</text:p>
      <text:p text:style-name="P1"/>
      <text:p text:style-name="P1">Lesson12_Debugging\tryit(AGs_unfinished_doesnt_matter).html</text:p>
      <text:p text:style-name="P1">Lesson12_Debugging\tryit.html</text:p>
      <text:p text:style-name="P1"/>
      <text:p text:style-name="P1">Lesson14_Objects\CRM\contacts with JS.html</text:p>
      <text:p text:style-name="P1"/>
      <text:p text:style-name="P1">Lesson16_DOM\CRM\contacts with JS.html</text:p>
      <text:p text:style-name="P1">Lesson16_DOM\domexample.html</text:p>
      <text:p text:style-name="P1">Lesson16_DOM\domexample_responding2events.html</text:p>
      <text:p text:style-name="P1"/>
      <text:p text:style-name="P1">Lesson17_jQuerySelection\CRM\contacts with JS.html</text:p>
      <text:p text:style-name="P1"/>
      <text:p text:style-name="P1">Lesson18_jQueryTraversal+Manipulation\DCs_CRM\contacts.html</text:p>
      <text:p text:style-name="P1"/>
      <text:p text:style-name="P1">Lesson19_jQueryEvents\DCs_CRM\contacts.html</text:p>
      <text:p text:style-name="P1"/>
      <text:p text:style-name="P1">Lesson20_DataAttributes+Templates\CRM(DidPartsWithout_jQuery)\contacts.html</text:p>
      <text:p text:style-name="P1">Lesson20_DataAttributes+Templates\DCs_CRM\contacts.html</text:p>
      <text:p text:style-name="P1"/>
      <text:p text:style-name="P1">Lesson21_jQueryPlugins\DCs_CRM\contacts.html</text:p>
      <text:p text:style-name="P1"/>
      <text:p text:style-name="P1">Lesson22_HTML5_Audio\audio.html</text:p>
      <text:p text:style-name="P1">Lesson22_HTML5_Audio\audio+TryIt.html</text:p>
      <text:p text:style-name="P1"/>
      <text:p text:style-name="P1">Lesson23_HTML5_Video\video_simpleHTML5.html</text:p>
      <text:p text:style-name="P1">Lesson23_HTML5_Video\video+DIY_Controls.html</text:p>
      <text:p text:style-name="P1"/>
      <text:p text:style-name="P1">Lesson24_Canvas(Part1)\RandomWalkInCanvas.html</text:p>
      <text:p text:style-name="P1">Lesson24_Canvas(Part1)\SimpleCanvasExamples.html</text:p>
      <text:p text:style-name="P1"/>
      <text:p text:style-name="P1">Lesson25_Canvas(Part2)\MoreCanvasExamples.html</text:p>
      <text:p text:style-name="P1">Lesson25_Canvas(Part2)\MoreCanvasExamples_Animation.html</text:p>
      <text:p text:style-name="P1">Lesson25_Canvas(Part2)\MoreCanvasExamples_Image.html</text:p>
      <text:p text:style-name="P1">Lesson25_Canvas(Part2)\MoreCanvasExamples_Transforms.html</text:p>
      <text:p text:style-name="P1">Lesson25_Canvas(Part2)\MoreCanvasExamples_TransformsWithSkew.html</text:p>
      <text:p text:style-name="P1">Lesson25_Canvas(Part2)\TryIt_CanvasAnimation_Clock.html</text:p>
      <text:p text:style-name="P1"/>
      <text:p text:style-name="P1">Lesson26_CSS(Part1)\CreateTabsLayout(TryIt).html</text:p>
      <text:p text:style-name="P1">Lesson26_CSS(Part1)\CSS_Border_SimpleCurvedCorners.html</text:p>
      <text:p text:style-name="P1">Lesson26_CSS(Part1)\CSS_Border_With_an_Image.html</text:p>
      <text:p text:style-name="P1">Lesson26_CSS(Part1)\CSS_ShadowEffect(on_a_border).html</text:p>
      <text:p text:style-name="P1">Lesson26_CSS(Part1)\CustomFontsExample.html</text:p>
      <text:p text:style-name="P1"/>
      <text:p text:style-name="P1">Lesson27_CSS(Part2)\CSS_Linear_Gradients.htm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22:48:28.031000000</meta:creation-date>
    <dc:title>A4 1cm margins</dc:title>
    <meta:editing-duration>PT11M23S</meta:editing-duration>
    <meta:editing-cycles>2</meta:editing-cycles>
    <meta:generator>LibreOffice/6.1.3.2$Windows_X86_64 LibreOffice_project/86daf60bf00efa86ad547e59e09d6bb77c699acb</meta:generator>
    <dc:date>2019-02-02T22:59:51.437000000</dc:date>
    <meta:document-statistic meta:table-count="0" meta:image-count="0" meta:object-count="0" meta:page-count="2" meta:paragraph-count="71" meta:word-count="104" meta:character-count="2865" meta:non-whitespace-character-count="2832"/>
    <meta:template xlink:type="simple" xlink:actuate="onRequest" xlink:title="A4 1cm margins" xlink:href="../../../../Users/Andrew/AppData/Roaming/LibreOffice/4/user/template/A4%201cm%20margins.ott" meta:date="2019-02-02T22:48:27.844000000"/>
  </office:meta>
</office:document-meta>
</file>